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618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692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11"/>
    <style:style style:name="ce15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11" office:value-type="string" calcext:value-type="string">
            <text:p>Stat</text:p>
          </table:table-cell>
          <table:table-cell table:style-name="ce12" office:value-type="string" calcext:value-type="string">
            <text:p>Raw</text:p>
          </table:table-cell>
          <table:table-cell table:style-name="ce11" office:value-type="string" calcext:value-type="string">
            <text:p>Enh</text:p>
          </table:table-cell>
          <table:table-cell table:style-name="ce11" table:number-columns-repeated="14"/>
          <table:table-cell table:style-name="ce15"/>
          <table:table-cell table:style-name="ce11" table:number-columns-repeated="1006"/>
        </table:table-row>
        <table:table-row table:style-name="ro1">
          <table:table-cell office:value-type="string" calcext:value-type="string">
            <text:p>Vit</text:p>
          </table:table-cell>
          <table:table-cell table:style-name="ce13" office:value-type="float" office:value="611" calcext:value-type="float">
            <text:p>611</text:p>
          </table:table-cell>
          <table:table-cell table:style-name="ce11" table:formula="of:=[.B2]" office:value-type="float" office:value="611" calcext:value-type="float">
            <text:p>611</text:p>
          </table:table-cell>
          <table:table-cell/>
          <table:table-cell table:style-name="ce11" table:formula="of:=[.P9]" office:value-type="string" office:string-value="EH-Bal" calcext:value-type="string">
            <text:p>EH-Bal</text:p>
          </table:table-cell>
          <table:table-cell table:style-name="ce11" table:formula="of:=[.Q9]" office:value-type="float" office:value="721102.2" calcext:value-type="float">
            <text:p>721102.2</text:p>
          </table:table-cell>
          <table:table-cell table:style-name="ce11" table:number-columns-repeated="3"/>
          <table:table-cell/>
          <table:table-cell table:style-name="ce11"/>
          <table:table-cell table:number-columns-repeated="2"/>
          <table:table-cell office:value-type="string" calcext:value-type="string">
            <text:p>Health:</text:p>
          </table:table-cell>
          <table:table-cell table:formula="of:=[.B2]*10" office:value-type="float" office:value="6110" calcext:value-type="float">
            <text:p>6110</text:p>
          </table:table-cell>
          <table:table-cell office:value-type="string" calcext:value-type="string">
            <text:p>hp/sec</text:p>
          </table:table-cell>
          <table:table-cell table:formula="of:=[.O2]*(1+[.N15])/100/60" office:value-type="float" office:value="10.7943333333333" calcext:value-type="float">
            <text:p>10.7943333333333</text:p>
          </table:table-cell>
          <table:table-cell table:style-name="ce15" table:formula="of:=1%*(1+[.N15])/60" office:value-type="percentage" office:value="0.00176666666666667" calcext:value-type="percentage">
            <text:p>0.18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nd</text:p>
          </table:table-cell>
          <table:table-cell table:style-name="ce13" office:value-type="float" office:value="400" calcext:value-type="float">
            <text:p>400</text:p>
          </table:table-cell>
          <table:table-cell table:style-name="ce11" table:formula="of:=[.B3]" office:value-type="float" office:value="400" calcext:value-type="float">
            <text:p>400</text:p>
          </table:table-cell>
          <table:table-cell/>
          <table:table-cell table:style-name="ce11" table:formula="of:=[.P10]" office:value-type="string" office:string-value="Resil" calcext:value-type="string">
            <text:p>Resil</text:p>
          </table:table-cell>
          <table:table-cell table:style-name="ce15" table:formula="of:=[.Q10]" office:value-type="percentage" office:value="13.05" calcext:value-type="percentage">
            <text:p>1305.0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2"/>
          <table:table-cell office:value-type="string" calcext:value-type="string">
            <text:p>Mana:</text:p>
          </table:table-cell>
          <table:table-cell table:formula="of:=[.C7]*10" office:value-type="float" office:value="6550" calcext:value-type="float">
            <text:p>6550</text:p>
          </table:table-cell>
          <table:table-cell office:value-type="string" calcext:value-type="string">
            <text:p>mp/sec</text:p>
          </table:table-cell>
          <table:table-cell table:formula="of:=[.O3]*[.R3]" office:value-type="float" office:value="9.33375" calcext:value-type="float">
            <text:p>9.33375</text:p>
          </table:table-cell>
          <table:table-cell table:style-name="ce15" table:formula="of:=2%/60+[.C7]/10000/60" office:value-type="percentage" office:value="0.001425" calcext:value-type="percentage">
            <text:p>0.14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tr</text:p>
          </table:table-cell>
          <table:table-cell table:style-name="ce13" office:value-type="float" office:value="500" calcext:value-type="float">
            <text:p>500</text:p>
          </table:table-cell>
          <table:table-cell table:style-name="ce11" table:formula="of:=[.B4]*(1+[.T15])" office:value-type="float" office:value="4475" calcext:value-type="float">
            <text:p>4475</text:p>
          </table:table-cell>
          <table:table-cell/>
          <table:table-cell table:style-name="ce11" table:formula="of:=[.P11]" office:value-type="string" office:string-value="Speed" calcext:value-type="string">
            <text:p>Speed</text:p>
          </table:table-cell>
          <table:table-cell table:style-name="ce15" table:formula="of:=[.Q11]" office:value-type="percentage" office:value="10.95" calcext:value-type="percentage">
            <text:p>1095.0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4"/>
          <table:table-cell office:value-type="string" calcext:value-type="string">
            <text:p>w/Med:</text:p>
          </table:table-cell>
          <table:table-cell table:formula="of:=[.O3]*[.R4]" office:value-type="float" office:value="43.9505" calcext:value-type="float">
            <text:p>43.9505</text:p>
          </table:table-cell>
          <table:table-cell table:style-name="ce15" table:formula="of:=([.R3]-1%/60)*(4+[.B28]*3%)+(1%/60)" office:value-type="percentage" office:value="0.00671" calcext:value-type="percentage">
            <text:p>0.67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x</text:p>
          </table:table-cell>
          <table:table-cell table:style-name="ce13" office:value-type="float" office:value="400" calcext:value-type="float">
            <text:p>400</text:p>
          </table:table-cell>
          <table:table-cell table:style-name="ce11" table:formula="of:=[.B5]*(1+[.W15])" office:value-type="float" office:value="1780" calcext:value-type="float">
            <text:p>1780</text:p>
          </table:table-cell>
          <table:table-cell/>
          <table:table-cell table:style-name="ce11" table:formula="of:=[.P12]" office:value-type="string" office:string-value="Reflex" calcext:value-type="string">
            <text:p>Reflex</text:p>
          </table:table-cell>
          <table:table-cell table:style-name="ce15" table:formula="of:=[.Q12]" office:value-type="percentage" office:value="3" calcext:value-type="percentage">
            <text:p>300.0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Int</text:p>
          </table:table-cell>
          <table:table-cell table:style-name="ce13" office:value-type="float" office:value="600" calcext:value-type="float">
            <text:p>600</text:p>
          </table:table-cell>
          <table:table-cell table:style-name="ce11" table:formula="of:=[.B6]*(1+[.Z15])" office:value-type="float" office:value="3300" calcext:value-type="float">
            <text:p>3300</text:p>
          </table:table-cell>
          <table:table-cell/>
          <table:table-cell table:style-name="ce11" table:formula="of:=[.O16]" office:value-type="string" office:string-value="Damage" calcext:value-type="string">
            <text:p>Damage</text:p>
          </table:table-cell>
          <table:table-cell table:style-name="ce15" table:formula="of:=[.Q15]" office:value-type="percentage" office:value="10.14" calcext:value-type="percentage">
            <text:p>1014.0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Wis</text:p>
          </table:table-cell>
          <table:table-cell table:style-name="ce13" office:value-type="float" office:value="655" calcext:value-type="float">
            <text:p>655</text:p>
          </table:table-cell>
          <table:table-cell table:style-name="ce11" table:formula="of:=[.B7]" office:value-type="float" office:value="655" calcext:value-type="float">
            <text:p>655</text:p>
          </table:table-cell>
          <table:table-cell table:number-columns-repeated="5"/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6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BE</text:p>
          </table:table-cell>
          <table:table-cell table:style-name="ce14" office:value-type="percentage" office:value="5" calcext:value-type="percentage">
            <text:p>500.00%</text:p>
          </table:table-cell>
          <table:table-cell table:number-columns-repeated="11"/>
          <table:table-cell office:value-type="string" calcext:value-type="string">
            <text:p>EH-P</text:p>
          </table:table-cell>
          <table:table-cell table:formula="of:=[.$O$2]/(1/(1+[.$K$15]))/(1/(1+[.$AO$15]))" office:value-type="float" office:value="360551.1" calcext:value-type="float">
            <text:p>360551.1</text:p>
          </table:table-cell>
          <table:table-cell table:style-name="ce11" office:value-type="string" calcext:value-type="string">
            <text:p>EH-Bal</text:p>
          </table:table-cell>
          <table:table-cell table:style-name="ce11" table:formula="of:=([.O9]+[.O10])/2" office:value-type="float" office:value="721102.2" calcext:value-type="float">
            <text:p>721102.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ealing</text:p>
          </table:table-cell>
          <table:table-cell table:style-name="ce14" office:value-type="percentage" office:value="2" calcext:value-type="percentage">
            <text:p>200.00%</text:p>
          </table:table-cell>
          <table:table-cell table:number-columns-repeated="11"/>
          <table:table-cell office:value-type="string" calcext:value-type="string">
            <text:p>EH-M</text:p>
          </table:table-cell>
          <table:table-cell table:formula="of:=[.$O$2]/(1/(1+[.$K$15]))/(1/(1+[.AF15]))/(1/(1+[.$AO$15]))" office:value-type="float" office:value="1081653.3" calcext:value-type="float">
            <text:p>1081653.3</text:p>
          </table:table-cell>
          <table:table-cell table:style-name="ce11" office:value-type="string" calcext:value-type="string">
            <text:p>Resil</text:p>
          </table:table-cell>
          <table:table-cell table:style-name="ce15" table:formula="of:=[.K15]" office:value-type="percentage" office:value="13.05" calcext:value-type="percentage">
            <text:p>1305.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hen</text:p>
          </table:table-cell>
          <table:table-cell table:style-name="ce14" office:value-type="percentage" office:value="0" calcext:value-type="percentage">
            <text:p>0.00%</text:p>
          </table:table-cell>
          <table:table-cell table:number-columns-repeated="13"/>
          <table:table-cell table:style-name="ce11" office:value-type="string" calcext:value-type="string">
            <text:p>Speed</text:p>
          </table:table-cell>
          <table:table-cell table:style-name="ce15" table:formula="of:=[.AC15]" office:value-type="percentage" office:value="10.95" calcext:value-type="percentage">
            <text:p>1095.00%</text:p>
          </table:table-cell>
          <table:table-cell table:number-columns-repeated="1007"/>
        </table:table-row>
        <table:table-row table:style-name="ro1">
          <table:table-cell/>
          <table:table-cell table:style-name="ce14"/>
          <table:table-cell table:number-columns-repeated="13"/>
          <table:table-cell table:style-name="ce11" office:value-type="string" calcext:value-type="string">
            <text:p>Reflex</text:p>
          </table:table-cell>
          <table:table-cell table:style-name="ce15" table:formula="of:=[.AI15]" office:value-type="percentage" office:value="3" calcext:value-type="percentage">
            <text:p>300.00%</text:p>
          </table:table-cell>
          <table:table-cell table:number-columns-repeated="1007"/>
        </table:table-row>
        <table:table-row table:style-name="ro1">
          <table:table-cell/>
          <table:table-cell table:style-name="ce14"/>
          <table:table-cell table:number-columns-repeated="13"/>
          <table:table-cell table:style-name="ce11" table:number-columns-repeated="2"/>
          <table:table-cell table:number-columns-repeated="1007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7"/>
          <table:table-cell office:value-type="string" calcext:value-type="string">
            <text:p>Total:</text:p>
          </table:table-cell>
          <table:table-cell table:style-name="ce15" table:formula="of:=SUM([.K18:.K57])" office:value-type="percentage" office:value="13.05" calcext:value-type="percentage">
            <text:p>1305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N18:.N57])" office:value-type="percentage" office:value="9.6" calcext:value-type="percentage">
            <text:p>960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Q18:.Q57])" office:value-type="percentage" office:value="10.14" calcext:value-type="percentage">
            <text:p>1014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T18:.T57])" office:value-type="percentage" office:value="7.95" calcext:value-type="percentage">
            <text:p>795.00%</text:p>
          </table:table-cell>
          <table:table-cell table:style-name="ce15"/>
          <table:table-cell office:value-type="string" calcext:value-type="string">
            <text:p>Total:</text:p>
          </table:table-cell>
          <table:table-cell table:style-name="ce15" table:formula="of:=SUM([.W18:.W57])" office:value-type="percentage" office:value="3.45" calcext:value-type="percentage">
            <text:p>345.00%</text:p>
          </table:table-cell>
          <table:table-cell table:style-name="ce15" table:number-columns-repeated="2"/>
          <table:table-cell table:style-name="ce15" table:formula="of:=SUM([.Z18:.Z57])" office:value-type="percentage" office:value="4.5" calcext:value-type="percentage">
            <text:p>450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AC18:.AC57])" office:value-type="percentage" office:value="10.95" calcext:value-type="percentage">
            <text:p>1095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AF18:.AF57])" office:value-type="percentage" office:value="2" calcext:value-type="percentage">
            <text:p>200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AI18:.AI57])" office:value-type="percentage" office:value="3" calcext:value-type="percentage">
            <text:p>300.00%</text:p>
          </table:table-cell>
          <table:table-cell table:number-columns-repeated="4"/>
          <table:table-cell office:value-type="string" calcext:value-type="string">
            <text:p>Total:</text:p>
          </table:table-cell>
          <table:table-cell table:style-name="ce15" table:formula="of:=SUM([.AO18:.AO57])" office:value-type="percentage" office:value="3.2" calcext:value-type="percentage">
            <text:p>320.00%</text:p>
          </table:table-cell>
          <table:table-cell table:number-columns-repeated="983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BE</text:p>
          </table:table-cell>
          <table:table-cell table:style-name="ce11" office:value-type="string" calcext:value-type="string">
            <text:p>Heal</text:p>
          </table:table-cell>
          <table:table-cell table:style-name="ce11" office:value-type="string" calcext:value-type="string">
            <text:p>Ash</text:p>
          </table:table-cell>
          <table:table-cell table:style-name="ce11" office:value-type="string" calcext:value-type="string">
            <text:p>Multiplier</text:p>
          </table:table-cell>
          <table:table-cell table:style-name="ce11" office:value-type="string" calcext:value-type="string">
            <text:p>Raw</text:p>
          </table:table-cell>
          <table:table-cell table:style-name="ce11" office:value-type="string" calcext:value-type="string">
            <text:p>Sheet</text:p>
          </table:table-cell>
          <table:table-cell table:style-name="ce11" office:value-type="string" calcext:value-type="string">
            <text:p>Resilience</text:p>
          </table:table-cell>
          <table:table-cell table:style-name="ce11" table:number-columns-repeated="2"/>
          <table:table-cell table:style-name="ce11" office:value-type="string" calcext:value-type="string">
            <text:p>Regen</text:p>
          </table:table-cell>
          <table:table-cell table:style-name="ce11" table:number-columns-repeated="2"/>
          <table:table-cell table:style-name="ce11" office:value-type="string" calcext:value-type="string">
            <text:p>Damage</text:p>
          </table:table-cell>
          <table:table-cell table:style-name="ce11" table:number-columns-repeated="2"/>
          <table:table-cell table:style-name="ce11" office:value-type="string" calcext:value-type="string">
            <text:p>Strength</text:p>
          </table:table-cell>
          <table:table-cell table:style-name="ce11" table:number-columns-repeated="2"/>
          <table:table-cell table:style-name="ce11" office:value-type="string" calcext:value-type="string">
            <text:p>Dexterity</text:p>
          </table:table-cell>
          <table:table-cell table:style-name="ce11" table:number-columns-repeated="2"/>
          <table:table-cell table:style-name="ce11" office:value-type="string" calcext:value-type="string">
            <text:p>Intelligence</text:p>
          </table:table-cell>
          <table:table-cell table:style-name="ce11" table:number-columns-repeated="2"/>
          <table:table-cell table:style-name="ce11" office:value-type="string" calcext:value-type="string">
            <text:p>Speed</text:p>
          </table:table-cell>
          <table:table-cell table:style-name="ce11" table:number-columns-repeated="2"/>
          <table:table-cell table:style-name="ce11" office:value-type="string" calcext:value-type="string">
            <text:p>Magic Resistance</text:p>
          </table:table-cell>
          <table:table-cell table:style-name="ce11" table:number-columns-repeated="2"/>
          <table:table-cell table:style-name="ce11" office:value-type="string" calcext:value-type="string">
            <text:p>Reflexes</text:p>
          </table:table-cell>
          <table:table-cell table:style-name="ce11" table:number-columns-repeated="2"/>
          <table:table-cell table:style-name="ce11" office:value-type="string" calcext:value-type="string">
            <text:p>Perception</text:p>
          </table:table-cell>
          <table:table-cell table:style-name="ce11" table:number-columns-repeated="2"/>
          <table:table-cell table:style-name="ce11" office:value-type="string" calcext:value-type="string">
            <text:p>Durability</text:p>
          </table:table-cell>
          <table:table-cell table:style-name="ce11" table:number-columns-repeated="985"/>
        </table:table-row>
        <table:table-row table:style-name="ro1"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zarinth Awakening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18]=1;[.$B$9];0%)+IF([.E18]=1;[.$B$11];0%)+IF([.D18]=1;[.$B$10];0%)" office:value-type="percentage" office:value="6" calcext:value-type="percentage">
            <text:p>600.00%</text:p>
          </table:table-cell>
          <table:table-cell table:style-name="ce14" table:formula="of:=([.I18]+[.J18]*[.$B18])" office:value-type="percentage" office:value="0.75" calcext:value-type="percentage">
            <text:p>75.00%</text:p>
          </table:table-cell>
          <table:table-cell table:style-name="ce14" table:formula="of:=[.K18]" office:value-type="percentage" office:value="4.5" calcext:value-type="percentage">
            <text:p>450.00%</text:p>
          </table:table-cell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I18]+[.J18]*[.$B18])*[.$F18]" office:value-type="percentage" office:value="4.5" calcext:value-type="percentage">
            <text:p>450.00%</text:p>
          </table:table-cell>
          <table:table-cell table:number-columns-repeated="6"/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R18]+[.S18]*[.$B18])*[.$F18]" office:value-type="percentage" office:value="4.5" calcext:value-type="percentage">
            <text:p>450.00%</text:p>
          </table:table-cell>
          <table:table-cell table:style-name="ce14" table:number-columns-repeated="3"/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X18]+[.Y18]*[.$B18])*[.$F18]" office:value-type="percentage" office:value="4.5" calcext:value-type="percentage">
            <text:p>450.00%</text:p>
          </table:table-cell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AA18]+[.AB18]*[.$B18])*[.$F18]" office:value-type="percentage" office:value="4.5" calcext:value-type="percentage">
            <text:p>450.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entinel Cor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4" table:formula="of:=1+IF([.C19]=1;[.$B$9];0%)+IF([.E19]=1;[.$B$11];0%)+IF([.D19]=1;[.$B$10];0%)" office:value-type="percentage" office:value="8" calcext:value-type="percentage">
            <text:p>800.00%</text:p>
          </table:table-cell>
          <table:table-cell table:style-name="ce14" table:formula="of:=([.L19]+[.M19]*[.$B19])" office:value-type="percentage" office:value="1.2" calcext:value-type="percentage">
            <text:p>120.00%</text:p>
          </table:table-cell>
          <table:table-cell table:style-name="ce14" table:formula="of:=[.N19]" office:value-type="percentage" office:value="9.6" calcext:value-type="percentage">
            <text:p>960.00%</text:p>
          </table:table-cell>
          <table:table-cell table:number-columns-repeated="3"/>
          <table:table-cell table:style-name="ce14" office:value-type="percentage" office:value="1" calcext:value-type="percentage">
            <text:p>10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L19]+[.M19]*[.$B19])*[.$F19]" office:value-type="percentage" office:value="9.6" calcext:value-type="percentage">
            <text:p>960.00%</text:p>
          </table:table-cell>
          <table:table-cell table:number-columns-repeated="15"/>
          <table:table-cell table:style-name="ce14" office:value-type="percentage" office:value="0.25" calcext:value-type="percentage">
            <text:p>25.00%</text:p>
          </table:table-cell>
          <table:table-cell office:value-type="float" office:value="0" calcext:value-type="float">
            <text:p>0</text:p>
          </table:table-cell>
          <table:table-cell table:style-name="ce14" table:formula="of:=([.AD19]+[.AE19]*[.$B19])*[.$F19]" office:value-type="percentage" office:value="2" calcext:value-type="percentage">
            <text:p>200.00%</text:p>
          </table:table-cell>
          <table:table-cell table:number-columns-repeated="6"/>
          <table:table-cell table:style-name="ce14" office:value-type="percentage" office:value="0.4" calcext:value-type="percentage">
            <text:p>40.00%</text:p>
          </table:table-cell>
          <table:table-cell table:style-name="ce14" office:value-type="percentage" office:value="0" calcext:value-type="percentage">
            <text:p>0.00%</text:p>
          </table:table-cell>
          <table:table-cell table:style-name="ce14" table:formula="of:=([.AM19]+[.AN19]*[.$B19])*[.$F19]" office:value-type="percentage" office:value="3.2" calcext:value-type="percentage">
            <text:p>320.00%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0]=1;[.$B$9];0%)+IF([.E20]=1;[.$B$11];0%)+IF([.D20]=1;[.$B$10];0%)" office:value-type="percentage" office:value="6" calcext:value-type="percentage">
            <text:p>600.00%</text:p>
          </table:table-cell>
          <table:table-cell table:style-name="ce14" table:formula="of:=([.O20]+[.P20]*[.$B20])" office:value-type="percentage" office:value="0.975" calcext:value-type="percentage">
            <text:p>97.50%</text:p>
          </table:table-cell>
          <table:table-cell table:style-name="ce14" table:formula="of:=[.Q20]" office:value-type="percentage" office:value="5.85" calcext:value-type="percentage">
            <text:p>585.00%</text:p>
          </table:table-cell>
          <table:table-cell table:number-columns-repeated="6"/>
          <table:table-cell table:style-name="ce14" office:value-type="percentage" office:value="0.75" calcext:value-type="percentage">
            <text:p>7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O20]+[.P20]*[.$B20])*[.$F20]" office:value-type="percentage" office:value="5.85" calcext:value-type="percentage">
            <text:p>585.00%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 of Ash and Ember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2]=1;[.$B$9];0%)+IF([.E22]=1;[.$B$11];0%)+IF([.D22]=1;[.$B$10];0%)" office:value-type="percentage" office:value="6" calcext:value-type="percentage">
            <text:p>600.00%</text:p>
          </table:table-cell>
          <table:table-cell table:style-name="ce14" table:formula="of:=([.I22]+[.J22]*[.$B22])" office:value-type="percentage" office:value="0.575" calcext:value-type="percentage">
            <text:p>57.50%</text:p>
          </table:table-cell>
          <table:table-cell table:style-name="ce14" table:formula="of:=[.K22]" office:value-type="percentage" office:value="3.45" calcext:value-type="percentage">
            <text:p>345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I22]+[.J22]*[.$B22])*[.$F22]" office:value-type="percentage" office:value="3.45" calcext:value-type="percentage">
            <text:p>345.00%</text:p>
          </table:table-cell>
          <table:table-cell table:number-columns-repeated="6"/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R22]+[.S22]*[.$B22])*[.$F22]" office:value-type="percentage" office:value="3.45" calcext:value-type="percentage">
            <text:p>345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U22]+[.V22]*[.$B22])*[.$F22]" office:value-type="percentage" office:value="3.45" calcext:value-type="percentage">
            <text:p>345.00%</text:p>
          </table:table-cell>
          <table:table-cell table:style-name="ce14" table:number-columns-repeated="3"/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AA22]+[.AB22]*[.$B22])*[.$F22]" office:value-type="percentage" office:value="3.45" calcext:value-type="percentage">
            <text:p>345.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eil of Ash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1+IF([.C23]=1;[.$B$9];0%)+IF([.E23]=1;[.$B$11];0%)+IF([.D23]=1;[.$B$10];0%)" office:value-type="percentage" office:value="6" calcext:value-type="percentage">
            <text:p>600.00%</text:p>
          </table:table-cell>
          <table:table-cell table:style-name="ce14" table:formula="of:=([.I23]+[.J23]*[.$B23])" office:value-type="percentage" office:value="0.85" calcext:value-type="percentage">
            <text:p>85.00%</text:p>
          </table:table-cell>
          <table:table-cell table:style-name="ce14" table:formula="of:=[.K23]" office:value-type="percentage" office:value="5.1" calcext:value-type="percentage">
            <text:p>510.00%</text:p>
          </table:table-cell>
          <table:table-cell table:style-name="ce14" office:value-type="percentage" office:value="0.6" calcext:value-type="percentage">
            <text:p>6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I23]+[.J23]*[.$B23])*[.$F23]" office:value-type="percentage" office:value="5.1" calcext:value-type="percentage">
            <text:p>510.00%</text:p>
          </table:table-cell>
          <table:table-cell table:number-columns-repeated="6"/>
          <table:table-cell table:style-name="ce14" table:number-columns-repeated="12"/>
          <table:table-cell table:number-columns-repeated="995"/>
        </table:table-row>
        <table:table-row table:style-name="ro1">
          <table:table-cell office:value-type="string" calcext:value-type="string">
            <text:p>Body of As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1+IF([.C24]=1;[.$B$9];0%)+IF([.E24]=1;[.$B$11];0%)+IF([.D24]=1;[.$B$10];0%)" office:value-type="percentage" office:value="6" calcext:value-type="percentage">
            <text:p>600.00%</text:p>
          </table:table-cell>
          <table:table-cell table:style-name="ce14" table:formula="of:=([.AA24]+[.AB24]*[.$B24])" office:value-type="percentage" office:value="0.5" calcext:value-type="percentage">
            <text:p>50.00%</text:p>
          </table:table-cell>
          <table:table-cell table:style-name="ce14" table:formula="of:=[.AC24]" office:value-type="percentage" office:value="3" calcext:value-type="percentage">
            <text:p>300.00%</text:p>
          </table:table-cell>
          <table:table-cell table:style-name="ce14" table:number-columns-repeated="3"/>
          <table:table-cell table:number-columns-repeated="6"/>
          <table:table-cell table:style-name="ce14" table:number-columns-repeated="9"/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AA24]+[.AB24]*[.$B24])*[.$F24]" office:value-type="percentage" office:value="3" calcext:value-type="percentage">
            <text:p>300.00%</text:p>
          </table:table-cell>
          <table:table-cell table:number-columns-repeated="3"/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AG24]+[.AH24]*[.$B24])*[.$F24]" office:value-type="percentage" office:value="3" calcext:value-type="percentage">
            <text:p>300.0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yes of As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1+IF([.C25]=1;[.$B$9];0%)+IF([.E25]=1;[.$B$11];0%)+IF([.D25]=1;[.$B$10];0%)" office:value-type="percentage" office:value="6" calcext:value-type="percentage">
            <text:p>600.00%</text:p>
          </table:table-cell>
          <table:table-cell table:style-name="ce14" table:formula="of:=([.AJ25]+[.AK25]*[.$B25])" office:value-type="percentage" office:value="0.5" calcext:value-type="percentage">
            <text:p>50.00%</text:p>
          </table:table-cell>
          <table:table-cell table:style-name="ce14" table:formula="of:=[.AL25]" office:value-type="percentage" office:value="3" calcext:value-type="percentage">
            <text:p>300.00%</text:p>
          </table:table-cell>
          <table:table-cell table:style-name="ce14" table:number-columns-repeated="3"/>
          <table:table-cell table:number-columns-repeated="6"/>
          <table:table-cell table:style-name="ce14" table:number-columns-repeated="12"/>
          <table:table-cell table:number-columns-repeated="3"/>
          <table:table-cell table:style-name="ce14" table:number-columns-repeated="3"/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AJ25]+[.AK25]*[.$B25])*[.$F25]" office:value-type="percentage" office:value="3" calcext:value-type="percentage">
            <text:p>300.00%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shen Warrior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6]=1;[.$B$9];0%)+IF([.E26]=1;[.$B$11];0%)+IF([.D26]=1;[.$B$10];0%)" office:value-type="percentage" office:value="6" calcext:value-type="percentage">
            <text:p>600.00%</text:p>
          </table:table-cell>
          <table:table-cell table:style-name="ce14" table:formula="of:=([.O26]+[.P26]*[.$B26])" office:value-type="percentage" office:value="0.715" calcext:value-type="percentage">
            <text:p>71.50%</text:p>
          </table:table-cell>
          <table:table-cell table:style-name="ce14" table:formula="of:=[.Q26]" office:value-type="percentage" office:value="4.29" calcext:value-type="percentage">
            <text:p>429.00%</text:p>
          </table:table-cell>
          <table:table-cell table:style-name="ce14" table:number-columns-repeated="3"/>
          <table:table-cell table:number-columns-repeated="3"/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O26]+[.P26]*[.$B26])*[.$F26]" office:value-type="percentage" office:value="4.29" calcext:value-type="percentage">
            <text:p>429.00%</text:p>
          </table:table-cell>
          <table:table-cell table:style-name="ce14" table:number-columns-repeated="12"/>
          <table:table-cell table:number-columns-repeated="3"/>
          <table:table-cell table:style-name="ce14" table:number-columns-repeated="3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table:style-name="ce14" table:formula="of:=300%+[.B28]*3%" office:value-type="percentage" office:value="4.2" calcext:value-type="percentage">
            <text:p>420.00%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01:41:18.8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2T01:54:20.375000000</dc:date>
    <meta:generator>LibreOffice/7.0.5.2$Windows_X86_64 LibreOffice_project/64390860c6cd0aca4beafafcfd84613dd9dfb63a</meta:generator>
    <meta:editing-duration>PT2H46M55S</meta:editing-duration>
    <meta:editing-cycles>29</meta:editing-cycles>
    <meta:document-statistic meta:table-count="1" meta:cell-count="236" meta:object-count="0"/>
    <meta:user-defined meta:name="AppVersion">16.0300</meta:user-defined>
  </office:meta>
</office:document-meta>
</file>